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3665" officeooo:paragraph-rsid="00023665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3788a" officeooo:paragraph-rsid="0003788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3788a" officeooo:paragraph-rsid="0003788a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41a5b" officeooo:paragraph-rsid="00041a5b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officeooo:rsid="0004e348" officeooo:paragraph-rsid="0004e348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26pt" officeooo:rsid="00023665" officeooo:paragraph-rsid="00023665" style:font-size-asian="26pt" style:font-size-complex="26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3788a" officeooo:paragraph-rsid="0003788a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041a5b" officeooo:paragraph-rsid="00041a5b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wer Défense</text:p>
      <text:p text:style-name="P1"/>
      <text:p text:style-name="P7">Tours : </text:p>
      <text:p text:style-name="P3"/>
      <text:p text:style-name="P5">Tour de Sorcier :</text:p>
      <text:p text:style-name="P5"/>
      <text:p text:style-name="P5"/>
      <text:p text:style-name="P5">Tour longue portée :</text:p>
      <text:p text:style-name="P5"/>
      <text:p text:style-name="P5"/>
      <text:p text:style-name="P5">Caserne :</text:p>
      <text:p text:style-name="P5"/>
      <text:p text:style-name="P5"/>
      <text:p text:style-name="P5">Tour dégât de zone :</text:p>
      <text:p text:style-name="P3"/>
      <text:p text:style-name="P3"/>
      <text:p text:style-name="P8">Ennemis :</text:p>
      <text:p text:style-name="P4"/>
      <text:p text:style-name="P5">Titan</text:p>
      <text:p text:style-name="P5"/>
      <text:p text:style-name="P5">Squelette</text:p>
      <text:p text:style-name="P5"/>
      <text:p text:style-name="P5">Troupe aérienne ( Gargouille?)</text:p>
      <text:p text:style-name="P4"/>
      <text:p text:style-name="P4"/>
      <text:p text:style-name="P8">Sorts :</text:p>
      <text:p text:style-name="P4"/>
      <text:p text:style-name="P4"/>
      <text:p text:style-name="P4"/>
      <text:p text:style-name="P4"/>
      <text:p text:style-name="P8">Vagues d’ennemis :</text:p>
      <text:p text:style-name="P4"/>
      <text:p text:style-name="P4"/>
      <text:p text:style-name="P4"/>
      <text:p text:style-name="P4"/>
      <text:p text:style-name="P4"/>
      <text:p text:style-name="P8">Scénario :</text:p>
      <text:p text:style-name="P4"/>
      <text:p text:style-name="P4"/>
      <text:p text:style-name="P3"/>
      <text:p text:style-name="P3"><text:soft-pag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30T13:00:22.983000000</meta:creation-date>
    <dc:date>2024-04-30T16:19:13.326000000</dc:date>
    <meta:editing-duration>PT2H42M18S</meta:editing-duration>
    <meta:editing-cycles>4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13" meta:word-count="34" meta:character-count="175" meta:non-whitespace-character-count="153"/>
  </office:meta>
</office:document-meta>
</file>